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Lucida Grande" svg:font-family="'Lucida Grande', Arial, sans-serif"/>
    <style:font-face style:name="Mangal1" svg:font-family="Mangal"/>
    <style:font-face style:name="lucida grande" svg:font-family="'lucida grande', tahoma, verdana, 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color="#000000"/>
    </style:style>
    <style:style style:name="P2" style:family="paragraph" style:parent-style-name="newstyle">
      <style:text-properties fo:color="#000000"/>
    </style:style>
    <style:style style:name="P3" style:family="paragraph" style:parent-style-name="newstyle">
      <style:text-properties fo:color="#000000" style:font-name="Cambria"/>
    </style:style>
    <style:style style:name="P4" style:family="paragraph" style:parent-style-name="newstyle">
      <style:text-properties fo:color="#000000" style:font-name="Cambria" fo:font-size="14pt" style:font-size-asian="14pt" style:font-size-complex="14pt"/>
    </style:style>
    <style:style style:name="P5" style:family="paragraph" style:parent-style-name="newstyle">
      <style:text-properties fo:color="#000000" fo:font-size="14pt" style:font-size-asian="14pt" style:font-size-complex="14pt"/>
    </style:style>
    <style:style style:name="T1" style:family="text">
      <style:text-properties fo:font-variant="normal" fo:text-transform="none" fo:color="#444444" style:font-name="Lucida Grande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F" fo:font-size="12pt" fo:letter-spacing="normal" fo:font-style="normal" fo:font-weight="normal"/>
    </style:style>
    <style:style style:name="T3" style:family="text">
      <style:text-properties fo:font-variant="normal" fo:text-transform="none" fo:color="#444444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color="#800000"/>
    </style:style>
    <style:style style:name="T7" style:family="text">
      <style:text-properties fo:color="#000000"/>
    </style:style>
    <style:style style:name="T8" style:family="text"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am Charter</text:h>
      <text:p text:style-name="P5">Team Members</text:p>
      <text:p text:style-name="P2"/>
      <text:section text:style-name="Sect1" text:name="Section1">
        <text:p text:style-name="P2">Carl Hattenfels – Back-end Coding</text:p>
        <text:p text:style-name="P2">Phone: 0434 897 493</text:p>
        <text:p text:style-name="newstyle"><text:span text:style-name="T7">Email: </text:span><text:a xlink:type="simple" xlink:href="mailto:carl.hattenfels@uq.net.au">carl.hattenfels@uq.net.au</text:a></text:p>
        <text:p text:style-name="newstyle"><text:span text:style-name="T7"/></text:p>
        <text:p text:style-name="newstyle"><text:span text:style-name="T7">Scott Heiner – Project Management</text:span></text:p>
        <text:p text:style-name="P2">Phone: 0407 829 802</text:p>
        <text:p text:style-name="newstyle"><text:span text:style-name="T7">Email: </text:span><text:a xlink:type="simple" xlink:href="mailto:scott.heiner@uqconnect.edu.au">scott.heiner@uqconnect.edu.au</text:a></text:p>
        <text:p text:style-name="P2"/>
        <text:p text:style-name="P2">Robert Meyer – Coding</text:p>
        <text:p text:style-name="P2">Phone: 0498 658 875</text:p>
        <text:p text:style-name="newstyle"><text:span text:style-name="T7">Email: </text:span><text:a xlink:type="simple" xlink:href="mailto:robert.meyer@uqconnect.edu.au">robert.meyer@uqconnect.edu.au</text:a></text:p>
        <text:p text:style-name="P2"/>
        <text:p text:style-name="P2">Brendan Miller – Web Coding and Database</text:p>
        <text:p text:style-name="P2">Phone: 0432 990 875</text:p>
        <text:p text:style-name="newstyle"><text:span text:style-name="T7">Email: </text:span><text:a xlink:type="simple" xlink:href="mailto:brendan.miller@uqconnect.edu.au">brendan.miller@uqconnect.edu.au</text:a></text:p>
        <text:p text:style-name="P2"/>
        <text:p text:style-name="P2">David Uebergang – User Interface and Design</text:p>
        <text:p text:style-name="P2">Phone: 0435 547 125</text:p>
        <text:p text:style-name="newstyle"><text:span text:style-name="T7">Email: </text:span><text:a xlink:type="simple" xlink:href="mailto:david.uebergang@uqconnect.edu.au">david.uebergang@uqconnect.edu.au</text:a></text:p>
        <text:p text:style-name="P2"/>
        <text:p text:style-name="P2">Shen Yong Lau – <text:s/>Testing and Documentation</text:p>
        <text:p text:style-name="P2">Phone: 0424 156 053</text:p>
        <text:p text:style-name="newstyle"><text:span text:style-name="T7">Email: </text:span><text:a xlink:type="simple" xlink:href="mailto:shen.lau@uqconnect.edu.au">shen.lau@uqconnect.edu.au</text:a></text:p>
      </text:section>
      <text:p text:style-name="P2"/>
      <text:p text:style-name="P2"><text:span text:style-name="T8">Project Client</text:span></text:p>
      <text:p text:style-name="P2"/>
      <text:p text:style-name="P2">Lorna Macdonald</text:p>
      <text:p text:style-name="P3"><text:span text:style-name="T4">Email: </text:span><text:a xlink:type="simple" xlink:href="mailto:lorna@itee.uq.edu.au"><text:span text:style-name="T4">lorna@itee.uq.edu.au</text:span></text:a></text:p>
      <text:p text:style-name="P3"><text:span text:style-name="T4"/></text:p>
      <text:p text:style-name="P4"><text:span text:style-name="T5">Project Description</text:span></text:p>
      <text:p text:style-name="P3"><text:span text:style-name="T4"/></text:p>
      <text:p text:style-name="P3"><text:span text:style-name="T4">&lt;tex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Lucida Grande" svg:font-family="'Lucida Grande', Arial, sans-serif"/>
    <style:font-face style:name="Mangal1" svg:font-family="Mangal"/>
    <style:font-face style:name="lucida grande" svg:font-family="'lucida grande', tahoma, verdana, arial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AU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ewstyle" style:family="paragraph" style:parent-style-name="Standard" style:class="text">
      <style:text-properties style:font-name="Cambri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Heiner</meta:initial-creator>
    <meta:creation-date>2013-07-29T15:32:58.16</meta:creation-date>
    <dc:date>2013-07-29T15:49:01.16</dc:date>
    <dc:creator>Scott Heiner</dc:creator>
    <meta:editing-duration>PT16M1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25" meta:word-count="84" meta:character-count="644"/>
  </office:meta>
</office:document-meta>
</file>